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15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15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15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15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15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15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15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6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1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bg" fo:country="BG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15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center" style:tab-stop-distance="1in" fo:margin-left="0.37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3">
      <style:paragraph-properties fo:line-height="115%" fo:text-align="justify" fo:text-align-last="start" style:tab-stop-distance="1in" fo:margin-left="0.37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376092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376092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376092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1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5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1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8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15%" fo:text-align="justify" fo:text-align-last="start" style:tab-stop-distance="1in" fo:margin-left="0.37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15%" fo:text-align="justify" fo:text-align-last="star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15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44444in" style:font-size-asian="0.44444in" style:font-size-complex="0.44444in" fo:letter-spacing="0in" fo:language="bg" fo:country="BG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15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15%" fo:text-align="justify" fo:text-align-last="star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15%" fo:text-align="justify" fo:text-align-last="star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15%" fo:text-align="justify" fo:text-align-last="star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15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04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3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91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94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</office:automatic-styles>
  <office:body>
    <office:presentation>
      <draw:page draw:name="Slide1" draw:style-name="a370" draw:master-page-name="Master1-Layout1-title-Title-Slide" presentation:presentation-page-layout-name="Master1-PPL1" draw:id="Slide-256">
        <draw:frame draw:id="id67" presentation:style-name="a376" draw:name="Title 1" svg:x="0.75in" svg:y="2.32986in" svg:width="8.5in" svg:height="1.60764in" presentation:class="title" presentation:placeholder="false">
          <draw:text-box>
            <text:p text:style-name="a375" text:class-names="" text:cond-style-name=""><text:span text:style-name="a371" text:class-names="">ЛЕКЦИЯ 9</text:span><text:span text:style-name="a372" text:class-names=""><text:line-break/></text:span><text:span text:style-name="a373" text:class-names="">НАКАЗАТЕЛНА ОТГОВОРНОСТ</text:span><text:span text:style-name="a374" text:class-names=""><text:line-break/></text:span></text:p>
          </draw:text-box>
          <svg:title/>
          <svg:desc/>
        </draw:frame>
        <draw:frame draw:id="id68" presentation:style-name="a379" draw:name="Subtitle 2" svg:x="1.5in" svg:y="4.25in" svg:width="7in" svg:height="1.91667in" presentation:class="subtitle" presentation:placeholder="false">
          <draw:text-box>
            <text:p text:style-name="a378" text:class-names="" text:cond-style-name=""><text:span text:style-name="a377" text:class-names="">Доц. д-р Невяна Кънева</text:span></text:p>
          </draw:text-box>
          <svg:title/>
          <svg:desc/>
        </draw:frame>
      </draw:page>
      <draw:page draw:name="Slide2" draw:style-name="a380" draw:master-page-name="Master1-Layout2-obj-Title-and-Content" presentation:presentation-page-layout-name="Master1-PPL2" draw:id="Slide-257">
        <draw:frame draw:id="id69" presentation:style-name="a383" draw:name="Title 1" svg:x="0.5in" svg:y="0.30035in" svg:width="9in" svg:height="1.25in" presentation:class="title" presentation:placeholder="false">
          <draw:text-box>
            <text:p text:style-name="a382" text:class-names="" text:cond-style-name=""><text:span text:style-name="a381" text:class-names="">Основни теми</text:span></text:p>
          </draw:text-box>
          <svg:title/>
          <svg:desc/>
        </draw:frame>
        <draw:frame draw:id="id70" presentation:style-name="a407" draw:name="Content Placeholder 2" svg:x="0.5in" svg:y="1.75in" svg:width="9in" svg:height="4.94965in" presentation:class="outline" presentation:placeholder="false">
          <draw:text-box>
            <text:list text:style-name="a386">
              <text:list-item>
                <text:p text:style-name="a385" text:class-names="" text:cond-style-name=""><text:span text:style-name="a384" text:class-names=""/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>І. Понятие за престъпление</text:span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/></text:p>
              </text:list-item>
            </text:list>
            <text:list text:style-name="a396">
              <text:list-item>
                <text:p text:style-name="a395" text:class-names="" text:cond-style-name=""><text:span text:style-name="a393" text:class-names="">II</text:span><text:span text:style-name="a394" text:class-names="">. Състав на престъплението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/></text:p>
              </text:list-item>
            </text:list>
            <text:list text:style-name="a403">
              <text:list-item>
                <text:p text:style-name="a402" text:class-names="" text:cond-style-name=""><text:span text:style-name="a400" text:class-names="">III</text:span><text:span text:style-name="a401" text:class-names="">.Някои видове престъпления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/></text:p>
              </text:list-item>
            </text:list>
          </draw:text-box>
          <svg:title/>
          <svg:desc/>
        </draw:frame>
      </draw:page>
      <draw:page draw:name="Slide3" draw:style-name="a408" draw:master-page-name="Master1-Layout2-obj-Title-and-Content" presentation:presentation-page-layout-name="Master1-PPL2" draw:id="Slide-258">
        <draw:frame draw:id="id71" presentation:style-name="a412" draw:name="Title 1" svg:x="0.5in" svg:y="0.30035in" svg:width="9in" svg:height="1.25in" presentation:class="title" presentation:placeholder="false">
          <draw:text-box>
            <text:p text:style-name="a411" text:class-names="" text:cond-style-name=""><text:span text:style-name="a409" text:class-names=""><text:line-break/>І. Понятие за престъпление<text:line-break/></text:span><text:span text:style-name="a410" text:class-names=""/></text:p>
          </draw:text-box>
          <svg:title/>
          <svg:desc/>
        </draw:frame>
        <draw:frame draw:id="id72" presentation:style-name="a437" draw:name="Content Placeholder 2" svg:x="0.5in" svg:y="1.75in" svg:width="9in" svg:height="4.94965in" presentation:class="outline" presentation:placeholder="false">
          <draw:text-box>
            <text:list text:style-name="a416">
              <text:list-item>
                <text:p text:style-name="a415" text:class-names="" text:cond-style-name=""><text:span text:style-name="a413" text:class-names="">Престъпление</text:span><text:span text:style-name="a414" text:class-names=""><text:s text:c="1"/>е това общественоопасно деяние (действие или бездействие), което е извършено виновно и е обявено от закона за наказуемо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/></text:p>
              </text:list-item>
            </text:list>
            <text:list text:style-name="a423">
              <text:list-item>
                <text:p text:style-name="a422" text:class-names="" text:cond-style-name=""><text:span text:style-name="a420" text:class-names="">За да има престъпление е необходимо кумулативно наличието на:</text:span><text:span text:style-name="a421" text:class-names=""/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деяние<text:s text:c="1"/></text:span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>обществена опасност на деянието</text:span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вина</text:span></text:p>
              </text:list-item>
            </text:list>
            <text:list text:style-name="a436">
              <text:list-item>
                <text:p text:style-name="a435" text:class-names="" text:cond-style-name=""><text:span text:style-name="a433" text:class-names="">наказуемост</text:span><text:span text:style-name="a434" text:class-names=""/></text:p>
              </text:list-item>
            </text:list>
          </draw:text-box>
          <svg:title/>
          <svg:desc/>
        </draw:frame>
      </draw:page>
      <draw:page draw:name="Slide4" draw:style-name="a438" draw:master-page-name="Master1-Layout2-obj-Title-and-Content" presentation:presentation-page-layout-name="Master1-PPL2" draw:id="Slide-259">
        <draw:frame draw:id="id73" presentation:style-name="a444" draw:name="Title 1" svg:x="0.5in" svg:y="0.30035in" svg:width="9in" svg:height="1.25in" presentation:class="title" presentation:placeholder="false">
          <draw:text-box>
            <text:p text:style-name="a443" text:class-names="" text:cond-style-name=""><text:span text:style-name="a439" text:class-names=""><text:line-break/></text:span><text:span text:style-name="a440" text:class-names="">II</text:span><text:span text:style-name="a441" text:class-names="">. Състав на престъплението<text:line-break/></text:span><text:span text:style-name="a442" text:class-names=""/></text:p>
          </draw:text-box>
          <svg:title/>
          <svg:desc/>
        </draw:frame>
        <draw:frame draw:id="id74" presentation:style-name="a476" draw:name="Content Placeholder 2" svg:x="0.5in" svg:y="1.75in" svg:width="9in" svg:height="4.94965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/></text:p>
              </text:list-item>
            </text:list>
            <text:list text:style-name="a452">
              <text:list-item>
                <text:p text:style-name="a451" text:class-names="" text:cond-style-name=""><text:span text:style-name="a448" text:class-names="">Съставът<text:s text:c="1"/></text:span><text:span text:style-name="a449" text:class-names="">на престъплението<text:s text:c="1"/></text:span><text:span text:style-name="a450" text:class-names="">е съвкупност от посочени в НК признаци, чрез които в НК е описан даден вид престъпление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/></text:p>
              </text:list-item>
            </text:list>
            <text:list text:style-name="a459">
              <text:list-item>
                <text:p text:style-name="a458" text:class-names="" text:cond-style-name=""><text:span text:style-name="a456" text:class-names="">Съставът на престъплението<text:s text:c="1"/></text:span><text:span text:style-name="a457" text:class-names="">включва: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Признаци относно субекта на престъплението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Признаци относно обекта на престъплението</text:span></text:p>
              </text:list-item>
            </text:list>
            <text:list text:style-name="a470">
              <text:list-item>
                <text:p text:style-name="a469" text:class-names="" text:cond-style-name=""><text:span text:style-name="a466" text:class-names="">Признаци относно обективната страна на<text:s text:c="1"/></text:span><text:span text:style-name="a467" text:class-names="">престъплението</text:span><text:span text:style-name="a468" text:class-names=""/></text:p>
              </text:list-item>
            </text:list>
            <text:list text:style-name="a475">
              <text:list-item>
                <text:p text:style-name="a474" text:class-names="" text:cond-style-name=""><text:span text:style-name="a471" text:class-names="">Признаци<text:s text:c="1"/></text:span><text:span text:style-name="a472" text:class-names="">относно субективната страна</text:span><text:span text:style-name="a473" text:class-names=""/></text:p>
              </text:list-item>
            </text:list>
          </draw:text-box>
          <svg:title/>
          <svg:desc/>
        </draw:frame>
      </draw:page>
      <draw:page draw:name="Slide11" draw:style-name="a477" draw:master-page-name="Master1-Layout2-obj-Title-and-Content" presentation:presentation-page-layout-name="Master1-PPL2" draw:id="Slide-266">
        <draw:frame draw:id="id75" presentation:style-name="a491" draw:name="Title 1" svg:x="0.5in" svg:y="0.30035in" svg:width="9in" svg:height="1.55968in" presentation:class="title" presentation:placeholder="false">
          <draw:text-box>
            <text:p text:style-name="a490" text:class-names="" text:cond-style-name=""><text:span text:style-name="a478" text:class-names="">II.<text:s text:c="1"/></text:span><text:span text:style-name="a479" text:class-names="">Състав на престъплението</text:span><text:span text:style-name="a480" text:class-names=""><text:line-break/></text:span><text:span text:style-name="a481" text:class-names="">Признаци</text:span><text:span text:style-name="a482" text:class-names=""><text:s text:c="1"/></text:span><text:span text:style-name="a483" text:class-names="">относно</text:span><text:span text:style-name="a484" text:class-names=""><text:s text:c="1"/></text:span><text:span text:style-name="a485" text:class-names="">субекта</text:span><text:span text:style-name="a486" text:class-names=""><text:s text:c="1"/>на<text:s text:c="1"/></text:span><text:span text:style-name="a487" text:class-names="">престъплението</text:span><text:span text:style-name="a488" text:class-names=""><text:line-break/></text:span><text:span text:style-name="a489" text:class-names=""/></text:p>
          </draw:text-box>
          <svg:title/>
          <svg:desc/>
        </draw:frame>
        <draw:frame draw:id="id76" presentation:style-name="a589" draw:name="Content Placeholder 2" svg:x="0.5in" svg:y="1.75in" svg:width="9in" svg:height="4.94965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2" text:class-names="">Общо</text:span><text:span text:style-name="a493" text:class-names=""><text:s text:c="1"/>правило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496" text:class-names="">Субектът</text:span><text:span text:style-name="a497" text:class-names=""><text:s text:c="1"/>на<text:s text:c="1"/></text:span><text:span text:style-name="a498" text:class-names="">престъпление</text:span><text:span text:style-name="a499" text:class-names=""><text:s text:c="1"/></text:span><text:span text:style-name="a500" text:class-names="">е<text:s text:c="1"/></text:span><text:span text:style-name="a501" text:class-names="">физическо</text:span><text:span text:style-name="a502" text:class-names=""><text:s text:c="1"/>лице (1),<text:s text:c="1"/></text:span><text:span text:style-name="a503" text:class-names="">което</text:span><text:span text:style-name="a504" text:class-names=""><text:s text:c="1"/>е<text:s text:c="1"/></text:span><text:span text:style-name="a505" text:class-names="">достигнало</text:span><text:span text:style-name="a506" text:class-names=""><text:s text:c="1"/>определена<text:s text:c="1"/></text:span><text:span text:style-name="a507" text:class-names="">възраст</text:span><text:span text:style-name="a508" text:class-names=""><text:s text:c="1"/>(2) и<text:s text:c="1"/></text:span><text:span text:style-name="a509" text:class-names="">притежава</text:span><text:span text:style-name="a510" text:class-names=""><text:s text:c="1"/></text:span><text:span text:style-name="a511" text:class-names="">нормална</text:span><text:span text:style-name="a512" text:class-names=""><text:s text:c="1"/>психика (3).<text:s text:c="1"/></text:span><text:span text:style-name="a513" text:class-names=""/></text:p>
              </text:list-item>
            </text:list>
            <text:list text:style-name="a524">
              <text:list-item>
                <text:p text:style-name="a523" text:class-names="" text:cond-style-name=""><text:span text:style-name="a516" text:class-names="">Н</text:span><text:span text:style-name="a517" text:class-names="">аказателноотговорни</text:span><text:span text:style-name="a518" text:class-names=""><text:s text:c="1"/></text:span><text:span text:style-name="a519" text:class-names="">са</text:span><text:span text:style-name="a520" text:class-names=""><text:s text:c="1"/></text:span><text:span text:style-name="a521" text:class-names="">пълнолетните</text:span><text:span text:style-name="a522" text:class-names=""><text:s text:c="1"/>лица (над 18 г.).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25" text:class-names="">Малолетните</text:span><text:span text:style-name="a526" text:class-names=""><text:s text:c="1"/>(под 14 г.) не носят<text:s text:c="1"/></text:span><text:span text:style-name="a527" text:class-names="">наказателна</text:span><text:span text:style-name="a528" text:class-names=""><text:s text:c="1"/></text:span><text:span text:style-name="a529" text:class-names="">отговорност</text:span><text:span text:style-name="a530" text:class-names="">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33" text:class-names="">Непълнолетните</text:span><text:span text:style-name="a534" text:class-names=""><text:s text:c="1"/></text:span><text:span text:style-name="a535" text:class-names=""><text:s text:c="1"/>(между 14 и 18 г.) носят<text:s text:c="1"/></text:span><text:span text:style-name="a536" text:class-names="">наказателна</text:span><text:span text:style-name="a537" text:class-names=""><text:s text:c="1"/></text:span><text:span text:style-name="a538" text:class-names="">отговорност</text:span><text:span text:style-name="a539" text:class-names=""><text:s text:c="1"/>само<text:s text:c="1"/></text:span><text:span text:style-name="a540" text:class-names="">ако</text:span><text:span text:style-name="a541" text:class-names=""><text:s text:c="1"/>в<text:s text:c="1"/></text:span><text:span text:style-name="a542" text:class-names="">конкретния</text:span><text:span text:style-name="a543" text:class-names=""><text:s text:c="1"/>случай се установи, че<text:s text:c="1"/></text:span><text:span text:style-name="a544" text:class-names="">са</text:span><text:span text:style-name="a545" text:class-names=""><text:s text:c="1"/>разбирали<text:s text:c="1"/></text:span><text:span text:style-name="a546" text:class-names="">какво</text:span><text:span text:style-name="a547" text:class-names=""><text:s text:c="1"/></text:span><text:span text:style-name="a548" text:class-names="">вършат</text:span><text:span text:style-name="a549" text:class-names="">.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52" text:class-names="">Ако</text:span><text:span text:style-name="a553" text:class-names=""><text:s text:c="1"/>при<text:s text:c="1"/></text:span><text:span text:style-name="a554" text:class-names="">извършване</text:span><text:span text:style-name="a555" text:class-names=""><text:s text:c="1"/>на<text:s text:c="1"/></text:span><text:span text:style-name="a556" text:class-names="">престъплението</text:span><text:span text:style-name="a557" text:class-names=""><text:s text:c="1"/></text:span><text:span text:style-name="a558" text:class-names="">лицето</text:span><text:span text:style-name="a559" text:class-names=""><text:s text:c="1"/>е било<text:s text:c="1"/></text:span><text:span text:style-name="a560" text:class-names="">невменяемо</text:span><text:span text:style-name="a561" text:class-names=""><text:s text:c="1"/>(т.е. не е разбирало<text:s text:c="1"/></text:span><text:span text:style-name="a562" text:class-names="">какво</text:span><text:span text:style-name="a563" text:class-names=""><text:s text:c="1"/></text:span><text:span text:style-name="a564" text:class-names="">върши</text:span><text:span text:style-name="a565" text:class-names="">), то не носи НО.</text:span></text:p>
              </text:list-item>
            </text:list>
            <text:list text:style-name="a571">
              <text:list-item>
                <text:p text:style-name="a570" text:class-names="" text:cond-style-name=""><text:span text:style-name="a568" text:class-names="">Специални</text:span><text:span text:style-name="a569" text:class-names=""><text:s text:c="1"/>правила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72" text:class-names="">Субектът</text:span><text:span text:style-name="a573" text:class-names=""><text:s text:c="1"/>на<text:s text:c="1"/></text:span><text:span text:style-name="a574" text:class-names="">престъплението</text:span><text:span text:style-name="a575" text:class-names=""><text:s text:c="1"/>е лице,<text:s text:c="1"/></text:span><text:span text:style-name="a576" text:class-names="">което</text:span><text:span text:style-name="a577" text:class-names=""><text:s text:c="1"/></text:span><text:span text:style-name="a578" text:class-names="">отговаря</text:span><text:span text:style-name="a579" text:class-names=""><text:s text:c="1"/>не само на<text:s text:c="1"/></text:span><text:span text:style-name="a580" text:class-names="">посочените</text:span><text:span text:style-name="a581" text:class-names=""><text:s text:c="1"/></text:span><text:span text:style-name="a582" text:class-names="">по-горе</text:span><text:span text:style-name="a583" text:class-names=""><text:s text:c="1"/>условия, но и на<text:s text:c="1"/></text:span><text:span text:style-name="a584" text:class-names="">допълнителни</text:span><text:span text:style-name="a585" text:class-names=""><text:s text:c="1"/>условия</text:span><text:span text:style-name="a586" text:class-names=""/></text:p>
              </text:list-item>
            </text:list>
          </draw:text-box>
          <svg:title/>
          <svg:desc/>
        </draw:frame>
      </draw:page>
      <draw:page draw:name="Slide12" draw:style-name="a590" draw:master-page-name="Master1-Layout2-obj-Title-and-Content" presentation:presentation-page-layout-name="Master1-PPL2" draw:id="Slide-267">
        <draw:frame draw:id="id77" presentation:style-name="a606" draw:name="Title 1" svg:x="0.5in" svg:y="0.30035in" svg:width="9in" svg:height="1.25in" presentation:class="title" presentation:placeholder="false">
          <draw:text-box>
            <text:p text:style-name="a605" text:class-names="" text:cond-style-name=""><text:span text:style-name="a591" text:class-names="">II.<text:s text:c="1"/></text:span><text:span text:style-name="a592" text:class-names="">Състав</text:span><text:span text:style-name="a593" text:class-names=""><text:s text:c="1"/>на<text:s text:c="1"/></text:span><text:span text:style-name="a594" text:class-names="">престъплението</text:span><text:span text:style-name="a595" text:class-names=""><text:line-break/></text:span><text:span text:style-name="a596" text:class-names="">Признаци</text:span><text:span text:style-name="a597" text:class-names=""><text:s text:c="1"/></text:span><text:span text:style-name="a598" text:class-names="">относно</text:span><text:span text:style-name="a599" text:class-names=""><text:s text:c="1"/></text:span><text:span text:style-name="a600" text:class-names="">обективната</text:span><text:span text:style-name="a601" text:class-names=""><text:s text:c="1"/>страна на<text:s text:c="1"/></text:span><text:span text:style-name="a602" text:class-names="">престъплението</text:span><text:span text:style-name="a603" text:class-names=""><text:line-break/></text:span><text:span text:style-name="a604" text:class-names=""/></text:p>
          </draw:text-box>
          <svg:title/>
          <svg:desc/>
        </draw:frame>
        <draw:frame draw:id="id78" presentation:style-name="a676" draw:name="Content Placeholder 2" svg:x="0.5in" svg:y="1.75in" svg:width="9in" svg:height="4.94965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07" text:class-names="">п</text:span><text:span text:style-name="a608" text:class-names="">редмет -<text:s text:c="1"/></text:span><text:span text:style-name="a609" text:class-names="">елемент</text:span><text:span text:style-name="a610" text:class-names=""><text:s text:c="1"/>от<text:s text:c="1"/></text:span><text:span text:style-name="a611" text:class-names="">съответното</text:span><text:span text:style-name="a612" text:class-names=""><text:s text:c="1"/></text:span><text:span text:style-name="a613" text:class-names="">обществено</text:span><text:span text:style-name="a614" text:class-names=""><text:s text:c="1"/>отношение, чрез<text:s text:c="1"/></text:span><text:span text:style-name="a615" text:class-names="">който</text:span><text:span text:style-name="a616" text:class-names=""><text:s text:c="1"/>се<text:s text:c="1"/></text:span><text:span text:style-name="a617" text:class-names="">засяга</text:span><text:span text:style-name="a618" text:class-names=""><text:s text:c="1"/></text:span><text:span text:style-name="a619" text:class-names="">самото</text:span><text:span text:style-name="a620" text:class-names=""><text:s text:c="1"/>отношение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  <text:list text:style-name="a636">
              <text:list-item>
                <text:p text:style-name="a635" text:class-names="" text:cond-style-name=""><text:span text:style-name="a626" text:class-names="">изпълнително</text:span><text:span text:style-name="a627" text:class-names=""><text:s text:c="1"/>деяние -<text:s text:c="1"/></text:span><text:span text:style-name="a628" text:class-names="">в<text:s text:c="1"/></text:span><text:span text:style-name="a629" text:class-names="">какво</text:span><text:span text:style-name="a630" text:class-names=""><text:s text:c="1"/>точно се<text:s text:c="1"/></text:span><text:span text:style-name="a631" text:class-names="">изразява</text:span><text:span text:style-name="a632" text:class-names=""><text:s text:c="1"/></text:span><text:span text:style-name="a633" text:class-names="">деянието</text:span><text:span text:style-name="a634" text:class-names=""/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  <text:list text:style-name="a654">
              <text:list-item>
                <text:p text:style-name="a653" text:class-names="" text:cond-style-name=""><text:span text:style-name="a640" text:class-names="">престъпен</text:span><text:span text:style-name="a641" text:class-names=""><text:s text:c="1"/></text:span><text:span text:style-name="a642" text:class-names="">резултат</text:span><text:span text:style-name="a643" text:class-names=""><text:s text:c="1"/></text:span><text:span text:style-name="a644" text:class-names="">-<text:s text:c="1"/></text:span><text:span text:style-name="a645" text:class-names="">отрицателното</text:span><text:span text:style-name="a646" text:class-names=""><text:s text:c="1"/>изменение в<text:s text:c="1"/></text:span><text:span text:style-name="a647" text:class-names="">обществените</text:span><text:span text:style-name="a648" text:class-names=""><text:s text:c="1"/>отношения,<text:s text:c="1"/></text:span><text:span text:style-name="a649" text:class-names="">предизвикано</text:span><text:span text:style-name="a650" text:class-names=""><text:s text:c="1"/>от<text:s text:c="1"/></text:span><text:span text:style-name="a651" text:class-names="">деянието</text:span><text:span text:style-name="a652" text:class-names=""/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  <text:list text:style-name="a672">
              <text:list-item>
                <text:p text:style-name="a671" text:class-names="" text:cond-style-name=""><text:span text:style-name="a658" text:class-names="">причинна</text:span><text:span text:style-name="a659" text:class-names=""><text:s text:c="1"/></text:span><text:span text:style-name="a660" text:class-names="">връзка</text:span><text:span text:style-name="a661" text:class-names=""><text:s text:c="1"/></text:span><text:span text:style-name="a662" text:class-names="">-<text:s text:c="1"/></text:span><text:span text:style-name="a663" text:class-names="">деянието</text:span><text:span text:style-name="a664" text:class-names=""><text:s text:c="1"/>да е довело до<text:s text:c="1"/></text:span><text:span text:style-name="a665" text:class-names="">настъпването</text:span><text:span text:style-name="a666" text:class-names=""><text:s text:c="1"/>на<text:s text:c="1"/></text:span><text:span text:style-name="a667" text:class-names="">престъпния</text:span><text:span text:style-name="a668" text:class-names=""><text:s text:c="1"/></text:span><text:span text:style-name="a669" text:class-names="">резултат</text:span><text:span text:style-name="a670" text:class-names=""/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5" draw:style-name="a677" draw:master-page-name="Master1-Layout2-obj-Title-and-Content" presentation:presentation-page-layout-name="Master1-PPL2" draw:id="Slide-260">
        <draw:frame draw:id="id79" presentation:style-name="a684" draw:name="Title 1" svg:x="0.5in" svg:y="0.30035in" svg:width="9in" svg:height="1.25in" presentation:class="title" presentation:placeholder="false">
          <draw:text-box>
            <text:p text:style-name="a683" text:class-names="" text:cond-style-name=""><text:span text:style-name="a678" text:class-names=""><text:line-break/></text:span><text:span text:style-name="a679" text:class-names="">III</text:span><text:span text:style-name="a680" text:class-names="">.Някои видове престъпления</text:span><text:span text:style-name="a681" text:class-names=""><text:line-break/></text:span><text:span text:style-name="a682" text:class-names=""/></text:p>
          </draw:text-box>
          <svg:title/>
          <svg:desc/>
        </draw:frame>
        <draw:frame draw:id="id80" presentation:style-name="a706" draw:name="Content Placeholder 2" svg:x="0.5in" svg:y="1.75in" svg:width="9in" svg:height="4.94965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5" text:class-names="">Безстопанственост</text:span><text:span text:style-name="a686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689" text:class-names="">Чл. 219.</text:span><text:span text:style-name="a690" text:class-names=""><text:s text:c="1"/></text:span><text:span text:style-name="a691" text:class-names="">Длъжностно лице</text:span><text:span text:style-name="a692" text:class-names="">,<text:s text:c="1"/></text:span><text:span text:style-name="a693" text:class-names="">което</text:span><text:span text:style-name="a694" text:class-names=""><text:s text:c="1"/></text:span><text:span text:style-name="a695" text:class-names="">не положи достатъчно грижи за</text:span><text:span text:style-name="a696" text:class-names=""><text:s text:c="1"/></text:span><text:span text:style-name="a697" text:class-names="">ръководенето, управлението, стопанисването или запазването на повереното му имущество или за възложената му работа</text:span><text:span text:style-name="a698" text:class-names=""><text:s text:c="1"/></text:span><text:span text:style-name="a699" text:class-names="">и от това последва значителна повреда, унищожение или разпиляване на имуществото или други значителни щети на предприятието или на стопанството,<text:s text:c="1"/></text:span><text:span text:style-name="a700" text:class-names="">се наказва с лишаване от свобода до шест години и глоба до пет хиляди лева.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6" draw:style-name="a707" draw:master-page-name="Master1-Layout2-obj-Title-and-Content" presentation:presentation-page-layout-name="Master1-PPL2" draw:id="Slide-261">
        <draw:frame draw:id="id81" presentation:style-name="a712" draw:name="Title 1" svg:x="0.5in" svg:y="0.30035in" svg:width="9in" svg:height="1.25in" presentation:class="title" presentation:placeholder="false">
          <draw:text-box>
            <text:p text:style-name="a711" text:class-names="" text:cond-style-name=""><text:span text:style-name="a708" text:class-names="">III</text:span><text:span text:style-name="a709" text:class-names="">.Някои видове престъпления</text:span><text:span text:style-name="a710" text:class-names=""/></text:p>
          </draw:text-box>
          <svg:title/>
          <svg:desc/>
        </draw:frame>
        <draw:frame draw:id="id82" presentation:style-name="a736" draw:name="Content Placeholder 2" svg:x="0.5in" svg:y="1.75in" svg:width="9in" svg:height="4.94965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3" text:class-names="">Сключване на неизгодна сделка<text:s text:c="1"/></text:span><text:span text:style-name="a714" text:class-names=""/></text:p>
              </text:list-item>
            </text:list>
            <text:list text:style-name="a732">
              <text:list-item>
                <text:p text:style-name="a731" text:class-names="" text:cond-style-name=""><text:span text:style-name="a717" text:class-names="">Чл. 220.</text:span><text:span text:style-name="a718" text:class-names=""><text:s text:c="1"/>(1)<text:s text:c="1"/></text:span><text:span text:style-name="a719" text:class-names="">Длъжностно лице</text:span><text:span text:style-name="a720" text:class-names="">, което<text:s text:c="1"/></text:span><text:span text:style-name="a721" text:class-names="">съзнателно</text:span><text:span text:style-name="a722" text:class-names=""><text:s text:c="1"/></text:span><text:span text:style-name="a723" text:class-names="">сключи<text:s text:c="1"/></text:span><text:span text:style-name="a724" text:class-names="">неизгодна сделка<text:s text:c="1"/></text:span><text:span text:style-name="a725" text:class-names="">и от това произлезе значителна вреда за стопанството или за<text:s text:c="1"/></text:span><text:span text:style-name="a726" text:class-names="">учреждението</text:span><text:span text:style-name="a727" text:class-names="">, предприятието или организацията,</text:span><text:span text:style-name="a728" text:class-names=""><text:s text:c="1"/></text:span><text:span text:style-name="a729" text:class-names="">които то представлява</text:span><text:span text:style-name="a730" text:class-names="">, се наказва с лишаване от свобода от една до шест години, като съдът може да постанови лишаване от право по чл. 37, ал. 1, точка 6.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</draw:text-box>
          <svg:title/>
          <svg:desc/>
        </draw:frame>
      </draw:page>
      <draw:page draw:name="Slide7" draw:style-name="a737" draw:master-page-name="Master1-Layout2-obj-Title-and-Content" presentation:presentation-page-layout-name="Master1-PPL2" draw:id="Slide-262">
        <draw:frame draw:id="id83" presentation:style-name="a742" draw:name="Title 1" svg:x="0.5in" svg:y="0.30035in" svg:width="9in" svg:height="1.25in" presentation:class="title" presentation:placeholder="false">
          <draw:text-box>
            <text:p text:style-name="a741" text:class-names="" text:cond-style-name=""><text:span text:style-name="a738" text:class-names="">III</text:span><text:span text:style-name="a739" text:class-names="">.Някои видове престъпления</text:span><text:span text:style-name="a740" text:class-names=""/></text:p>
          </draw:text-box>
          <svg:title/>
          <svg:desc/>
        </draw:frame>
        <draw:frame draw:id="id84" presentation:style-name="a759" draw:name="Content Placeholder 2" svg:x="0.5in" svg:y="1.75in" svg:width="9in" svg:height="4.94965in" presentation:class="outline" presentation:placeholder="false">
          <draw:text-box>
            <text:list text:style-name="a746">
              <text:list-item>
                <text:p text:style-name="a745" text:class-names="" text:cond-style-name=""><text:span text:style-name="a743" text:class-names="">Пасивен подкуп в частния сектор<text:s text:c="1"/></text:span><text:span text:style-name="a744" text:class-names=""/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  <text:list text:style-name="a758">
              <text:list-item>
                <text:p text:style-name="a757" text:class-names="" text:cond-style-name=""><text:span text:style-name="a750" text:class-names="">Чл. 225в.</text:span><text:span text:style-name="a751" text:class-names=""><text:s text:c="1"/></text:span><text:span text:style-name="a752" text:class-names="">(1)<text:s text:c="1"/></text:span><text:span text:style-name="a753" text:class-names="">Който, като изпълнява работа за юридическо лице или едноличен търговец</text:span><text:span text:style-name="a754" text:class-names="">,<text:s text:c="1"/></text:span><text:span text:style-name="a755" text:class-names="">поиска или приеме дар или каквато и да е облага, която не му се следва, или приеме предложение или обещание за дар или облага, за да извърши или да не извърши действие в нарушение на задълженията си при осъществяване на търговска дейност,</text:span><text:span text:style-name="a756" text:class-names=""><text:s text:c="1"/>се наказва с лишаване от свобода до пет години или с глоба до двадесет хиляди лева<text:s text:c="1"/></text:span></text:p>
              </text:list-item>
            </text:list>
          </draw:text-box>
          <svg:title/>
          <svg:desc/>
        </draw:frame>
      </draw:page>
      <draw:page draw:name="Slide8" draw:style-name="a760" draw:master-page-name="Master1-Layout2-obj-Title-and-Content" presentation:presentation-page-layout-name="Master1-PPL2" draw:id="Slide-263">
        <draw:frame draw:id="id85" presentation:style-name="a765" draw:name="Title 1" svg:x="0.5in" svg:y="0.30035in" svg:width="9in" svg:height="1.25in" presentation:class="title" presentation:placeholder="false">
          <draw:text-box>
            <text:p text:style-name="a764" text:class-names="" text:cond-style-name=""><text:span text:style-name="a761" text:class-names="">III</text:span><text:span text:style-name="a762" text:class-names="">.Някои видове престъпления</text:span><text:span text:style-name="a763" text:class-names=""/></text:p>
          </draw:text-box>
          <svg:title/>
          <svg:desc/>
        </draw:frame>
        <draw:frame draw:id="id86" presentation:style-name="a781" draw:name="Content Placeholder 2" svg:x="0.5in" svg:y="1.75in" svg:width="9in" svg:height="4.94965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6" text:class-names="">Активен подкуп в частния сектор<text:s text:c="1"/></text:span><text:span text:style-name="a767" text:class-names=""/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  <text:list text:style-name="a780">
              <text:list-item>
                <text:p text:style-name="a779" text:class-names="" text:cond-style-name=""><text:span text:style-name="a773" text:class-names="">Чл. 225в.</text:span><text:span text:style-name="a774" text:class-names="">(2)<text:s text:c="1"/></text:span><text:span text:style-name="a775" text:class-names="">Който при осъществяване на търговска дейност<text:s text:c="1"/></text:span><text:span text:style-name="a776" text:class-names="">предложи, обещае или даде дар или каквато и да е облага на лице, което изпълнява работа в юридическо лице или при едноличен търговец, за да извърши или да не извърши действие в нарушение на неговите задължения</text:span><text:span text:style-name="a777" text:class-names="">, се наказва с лишаване от свобода до три години или с глоба до петнадесет хиляди лева</text:span><text:span text:style-name="a778" text:class-names=""/></text:p>
              </text:list-item>
            </text:list>
          </draw:text-box>
          <svg:title/>
          <svg:desc/>
        </draw:frame>
      </draw:page>
      <draw:page draw:name="Slide9" draw:style-name="a782" draw:master-page-name="Master1-Layout2-obj-Title-and-Content" presentation:presentation-page-layout-name="Master1-PPL2" draw:id="Slide-264">
        <draw:frame draw:id="id87" presentation:style-name="a787" draw:name="Title 1" svg:x="0.5in" svg:y="0.30035in" svg:width="9in" svg:height="1.25in" presentation:class="title" presentation:placeholder="false">
          <draw:text-box>
            <text:p text:style-name="a786" text:class-names="" text:cond-style-name=""><text:span text:style-name="a783" text:class-names="">III</text:span><text:span text:style-name="a784" text:class-names="">.Някои видове престъпления</text:span><text:span text:style-name="a785" text:class-names=""/></text:p>
          </draw:text-box>
          <svg:title/>
          <svg:desc/>
        </draw:frame>
        <draw:frame draw:id="id88" presentation:style-name="a808" draw:name="Content Placeholder 2" svg:x="0.5in" svg:y="1.75in" svg:width="9in" svg:height="4.94965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8" text:class-names="">Длъжностно присвояване<text:s text:c="1"/></text:span><text:span text:style-name="a789" text:class-names=""/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/></text:p>
              </text:list-item>
            </text:list>
            <text:list text:style-name="a804">
              <text:list-item>
                <text:p text:style-name="a803" text:class-names="" text:cond-style-name=""><text:span text:style-name="a795" text:class-names="">Чл. 201.</text:span><text:span text:style-name="a796" text:class-names=""><text:s text:c="1"/></text:span><text:span text:style-name="a797" text:class-names="">Длъжностно лице</text:span><text:span text:style-name="a798" text:class-names="">,<text:s text:c="1"/></text:span><text:span text:style-name="a799" text:class-names="">което присвои чужди пари, вещи или други ценности, връчени в това му качество или поверени му да ги пази или управлява</text:span><text:span text:style-name="a800" text:class-names="">, се наказва за длъжностно присвояване с лишаване от свобода до осем години, като съдът може да постанови конфискация до една втора от имуществото на виновния и да го лиши от права по<text:s text:c="1"/></text:span><text:span text:style-name="a801" text:class-names=""><text:a xlink:href="http://62.204.151.18/acttxt.aspx?id=0&amp;idna=5EC03401&amp;idstr=0&amp;type=ACT#IT_CHLEN_37_0#IT_CHLEN_37_0" text:style-name="" text:visited-style-name="">чл. 37, ал. 1, точки 6 и 7</text:a></text:span><text:span text:style-name="a802" text:class-names="">.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</draw:text-box>
          <svg:title/>
          <svg:desc/>
        </draw:frame>
      </draw:page>
      <draw:page draw:name="Slide10" draw:style-name="a809" draw:master-page-name="Master1-Layout2-obj-Title-and-Content" presentation:presentation-page-layout-name="Master1-PPL2" draw:id="Slide-265">
        <draw:frame draw:id="id89" presentation:style-name="a814" draw:name="Title 1" svg:x="0.5in" svg:y="0.30035in" svg:width="9in" svg:height="1.25in" presentation:class="title" presentation:placeholder="false">
          <draw:text-box>
            <text:p text:style-name="a813" text:class-names="" text:cond-style-name=""><text:span text:style-name="a810" text:class-names="">III</text:span><text:span text:style-name="a811" text:class-names="">.Някои видове престъпления</text:span><text:span text:style-name="a812" text:class-names=""/></text:p>
          </draw:text-box>
          <svg:title/>
          <svg:desc/>
        </draw:frame>
        <draw:frame draw:id="id90" presentation:style-name="a835" draw:name="Content Placeholder 2" svg:x="0.5in" svg:y="1.75in" svg:width="9in" svg:height="4.94965in" presentation:class="outline" presentation:placeholder="false">
          <draw:text-box>
            <text:list text:style-name="a818">
              <text:list-item>
                <text:p text:style-name="a817" text:class-names="" text:cond-style-name=""><text:span text:style-name="a815" text:class-names="">Подправка на документ</text:span><text:span text:style-name="a816" text:class-names=""/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  <text:list text:style-name="a831">
              <text:list-item>
                <text:p text:style-name="a830" text:class-names="" text:cond-style-name=""><text:span text:style-name="a822" text:class-names="">Чл. 308.</text:span><text:span text:style-name="a823" text:class-names=""><text:s text:c="1"/>(1)<text:s text:c="1"/></text:span><text:span text:style-name="a824" text:class-names="">Който</text:span><text:span text:style-name="a825" text:class-names=""><text:s text:c="1"/></text:span><text:span text:style-name="a826" text:class-names="">състави неистински официален документ или преправи съдържанието на официален документ</text:span><text:span text:style-name="a827" text:class-names=""><text:s text:c="1"/></text:span><text:span text:style-name="a828" text:class-names="">с цел да бъде използван</text:span><text:span text:style-name="a829" text:class-names="">, се наказва за подправка на документ с лишаване от свобода до три години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43403in" fo:page-height="10.85764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9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8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9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1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4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6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2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4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6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1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7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9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in" svg:y="6.95139in" svg:width="2.3333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.2.2020 г.</text:date></text:span></text:p>
        </draw:text-box>
        <svg:title/>
        <svg:desc/>
      </draw:frame>
      <draw:frame draw:id="id3" presentation:style-name="a28" draw:name="Footer Placeholder 4" svg:x="3.41667in" svg:y="6.95139in" svg:width="3.16667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0.75in" svg:y="2.32986in" svg:width="8.5in" svg:height="1.60764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5in" svg:y="4.25in" svg:width="7in" svg:height="1.91667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5in" svg:y="6.95139in" svg:width="2.3333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.2.2020 г.</text:date></text:span></text:p>
        </draw:text-box>
        <svg:title/>
        <svg:desc/>
      </draw:frame>
      <draw:frame draw:id="id8" presentation:style-name="a47" draw:name="Footer Placeholder 4" svg:x="3.41667in" svg:y="6.95139in" svg:width="3.16667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7.16667in" svg:y="6.95139in" svg:width="2.3333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5in" svg:y="0.30035in" svg:width="9in" svg:height="1.2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5in" svg:y="1.75in" svg:width="9in" svg:height="4.94965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5in" svg:y="6.95139in" svg:width="2.3333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.2.2020 г.</text:date></text:span></text:p>
        </draw:text-box>
        <svg:title/>
        <svg:desc/>
      </draw:frame>
      <draw:frame draw:id="id13" presentation:style-name="a79" draw:name="Footer Placeholder 4" svg:x="3.41667in" svg:y="6.95139in" svg:width="3.16667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78993in" svg:y="4.81944in" svg:width="8.5in" svg:height="1.48958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78993in" svg:y="3.17882in" svg:width="8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.2.2020 г.</text:date></text:span></text:p>
        </draw:text-box>
        <svg:title/>
        <svg:desc/>
      </draw:frame>
      <draw:frame draw:id="id18" presentation:style-name="a98" draw:name="Footer Placeholder 4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7.16667in" svg:y="6.95139in" svg:width="2.3333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5in" svg:y="0.30035in" svg:width="9in" svg:height="1.2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5.08333in" svg:y="1.75in" svg:width="4.41667in" svg:height="4.94965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5in" svg:y="6.95139in" svg:width="2.3333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.2.2020 г.</text:date></text:span></text:p>
        </draw:text-box>
        <svg:title/>
        <svg:desc/>
      </draw:frame>
      <draw:frame draw:id="id24" presentation:style-name="a147" draw:name="Footer Placeholder 5" svg:x="3.41667in" svg:y="6.95139in" svg:width="3.16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7.16667in" svg:y="6.95139in" svg:width="2.3333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5in" svg:y="0.30035in" svg:width="9in" svg:height="1.2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5in" svg:y="1.67882in" svg:width="4.4184in" svg:height="0.69965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5in" svg:y="2.37847in" svg:width="4.4184in" svg:height="4.32118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5.07986in" svg:y="1.67882in" svg:width="4.42014in" svg:height="0.69965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5.07986in" svg:y="2.37847in" svg:width="4.42014in" svg:height="4.32118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.2.2020 г.</text:date></text:span></text:p>
        </draw:text-box>
        <svg:title/>
        <svg:desc/>
      </draw:frame>
      <draw:frame draw:id="id32" presentation:style-name="a204" draw:name="Footer Placeholder 7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7.16667in" svg:y="6.95139in" svg:width="2.3333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5in" svg:y="0.30035in" svg:width="9in" svg:height="1.2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5in" svg:y="6.95139in" svg:width="2.3333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.2.2020 г.</text:date></text:span></text:p>
        </draw:text-box>
        <svg:title/>
        <svg:desc/>
      </draw:frame>
      <draw:frame draw:id="id36" presentation:style-name="a219" draw:name="Footer Placeholder 3" svg:x="3.41667in" svg:y="6.95139in" svg:width="3.16667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7.16667in" svg:y="6.95139in" svg:width="2.3333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5in" svg:y="6.95139in" svg:width="2.3333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.2.2020 г.</text:date></text:span></text:p>
        </draw:text-box>
        <svg:title/>
        <svg:desc/>
      </draw:frame>
      <draw:frame draw:id="id39" presentation:style-name="a230" draw:name="Footer Placeholder 2" svg:x="3.41667in" svg:y="6.95139in" svg:width="3.16667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7.16667in" svg:y="6.95139in" svg:width="2.3333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5in" svg:y="0.29861in" svg:width="3.28993in" svg:height="1.27083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3.90972in" svg:y="0.29861in" svg:width="5.59028in" svg:height="6.4010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5in" svg:y="6.95139in" svg:width="2.3333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.2.2020 г.</text:date></text:span></text:p>
        </draw:text-box>
        <svg:title/>
        <svg:desc/>
      </draw:frame>
      <draw:frame draw:id="id45" presentation:style-name="a266" draw:name="Footer Placeholder 5" svg:x="3.41667in" svg:y="6.95139in" svg:width="3.16667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7.16667in" svg:y="6.95139in" svg:width="2.3333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1.96007in" svg:y="5.25in" svg:width="6in" svg:height="0.61979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1.96007in" svg:y="0.67014in" svg:width="6in" svg:height="4.5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1.96007in" svg:y="5.86979in" svg:width="6in" svg:height="0.88021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.2.2020 г.</text:date></text:span></text:p>
        </draw:text-box>
        <svg:title/>
        <svg:desc/>
      </draw:frame>
      <draw:frame draw:id="id51" presentation:style-name="a288" draw:name="Footer Placeholder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7.16667in" svg:y="6.95139in" svg:width="2.3333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5in" svg:y="0.30035in" svg:width="9in" svg:height="1.2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5in" svg:y="1.75in" svg:width="9in" svg:height="4.9496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5in" svg:y="6.95139in" svg:width="2.3333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.2.2020 г.</text:date></text:span></text:p>
        </draw:text-box>
        <svg:title/>
        <svg:desc/>
      </draw:frame>
      <draw:frame draw:id="id56" presentation:style-name="a320" draw:name="Footer Placeholder 4" svg:x="3.41667in" svg:y="6.95139in" svg:width="3.16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7.16667in" svg:y="6.95139in" svg:width="2.3333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7.25in" svg:y="0.30035in" svg:width="2.25in" svg:height="6.39931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5in" svg:y="0.30035in" svg:width="6.58333in" svg:height="6.39931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5in" svg:y="6.95139in" svg:width="2.3333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.2.2020 г.</text:date></text:span></text:p>
        </draw:text-box>
        <svg:title/>
        <svg:desc/>
      </draw:frame>
      <draw:frame draw:id="id61" presentation:style-name="a352" draw:name="Footer Placeholder 4" svg:x="3.41667in" svg:y="6.95139in" svg:width="3.16667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7.16667in" svg:y="6.95139in" svg:width="2.3333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  <style:handout-master style:page-layout-name="pageLayout3" draw:style-name="a356">
      <draw:frame draw:id="id63" presentation:style-name="a359" draw:name="Header Placeholder 1" svg:x="0in" svg:y="0in" svg:width="3.22141in" svg:height="0.54288in" presentation:class="head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64" presentation:style-name="a363" draw:name="Date Placeholder 2" svg:x="4.2109in" svg:y="0in" svg:width="3.22141in" svg:height="0.54288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1.2.2020 г.</text:date></text:span></text:p>
        </draw:text-box>
        <svg:title/>
        <svg:desc/>
      </draw:frame>
      <draw:frame draw:id="id65" presentation:style-name="a366" draw:name="Footer Placeholder 3" svg:x="0in" svg:y="10.31287in" svg:width="3.22141in" svg:height="0.54288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66" presentation:style-name="a369" draw:name="Slide Number Placeholder 4" svg:x="4.2109in" svg:y="10.31287in" svg:width="3.22141in" svg:height="0.54288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  <draw:page-thumbnail draw:page-number="1" svg:x="0.5191in" svg:y="1.13542in" svg:width="3.04861in" svg:height="2.28646in"/>
      <draw:page-thumbnail draw:page-number="2" svg:x="3.86458in" svg:y="1.13542in" svg:width="3.04861in" svg:height="2.28646in"/>
      <draw:page-thumbnail draw:page-number="3" svg:x="0.5191in" svg:y="4.28299in" svg:width="3.04861in" svg:height="2.28646in"/>
      <draw:page-thumbnail draw:page-number="4" svg:x="3.86458in" svg:y="4.28299in" svg:width="3.04861in" svg:height="2.28646in"/>
      <draw:page-thumbnail draw:page-number="5" svg:x="0.5191in" svg:y="7.43056in" svg:width="3.04861in" svg:height="2.28646in"/>
      <draw:page-thumbnail draw:page-number="6" svg:x="3.86458in" svg:y="7.43056in" svg:width="3.04861in" svg:height="2.28646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ЛЕКЦИЯ 9 НАКАЗАТЕЛНА ОТГОВОРНОСТ </dc:title>
    <meta:initial-creator>Nevena Kaneva</meta:initial-creator>
    <dc:creator>Nevena Kaneva</dc:creator>
    <meta:creation-date>2015-01-29T03:45:53Z</meta:creation-date>
    <dc:date>2020-02-01T16:54:40Z</dc:date>
    <meta:print-date>2020-02-01T16:54:09Z</meta:print-date>
    <meta:editing-cycles>2</meta:editing-cycles>
    <meta:editing-duration>PT6445S</meta:editing-duration>
    <meta:document-statistic meta:paragraph-count="65" meta:word-count="719"/>
  </office:meta>
</office:document-meta>
</file>